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3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8.8898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HARWAL</text:p>
          </table:table-cell>
          <table:table-cell office:value-type="float" office:value="2003">
            <text:p>2003</text:p>
          </table:table-cell>
          <table:table-cell office:value-type="string">
            <text:p>STRUCTURED IMPORTANCE SMALPING OF ENVIRONMENT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LA</text:p>
          </table:table-cell>
          <table:table-cell office:value-type="float" office:value="2009">
            <text:p>2009</text:p>
          </table:table-cell>
          <table:table-cell office:value-type="string">
            <text:p>UNDERSTANDING THE EFFICIENCY OF RAY TRAVERDAL ON GPU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KENINE-MOELLER</text:p>
          </table:table-cell>
          <table:table-cell office:value-type="float" office:value="2004">
            <text:p>2004</text:p>
          </table:table-cell>
          <table:table-cell office:value-type="string">
            <text:p>REAL-TIME SHADOWING TECHNIQ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NEN</text:p>
          </table:table-cell>
          <table:table-cell office:value-type="float" office:value="2008">
            <text:p>2008</text:p>
          </table:table-cell>
          <table:table-cell office:value-type="string">
            <text:p>REAL-TIME ALL-FREQUENCY SHADOWS IN DYNAMIC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BREE</text:p>
          </table:table-cell>
          <table:table-cell office:value-type="float" office:value="2008">
            <text:p>2008</text:p>
          </table:table-cell>
          <table:table-cell office:value-type="string">
            <text:p>SINGLE-PASS SCALABLE SUBSURFACE RENDERING WITH LIGHTCUT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IKAN</text:p>
          </table:table-cell>
          <table:table-cell office:value-type="float" office:value="2005">
            <text:p>2005</text:p>
          </table:table-cell>
          <table:table-cell office:value-type="string">
            <text:p>FAST AND DETAILED APPROXIMATE GLOBAL ILLUMINATION BY IRRADIANCE DECOMPOSI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VO</text:p>
          </table:table-cell>
          <table:table-cell office:value-type="float" office:value="1994">
            <text:p>1994</text:p>
          </table:table-cell>
          <table:table-cell office:value-type="string">
            <text:p>A FRAMEWORK FOR THE ANALYSIS OF ERROR IN GLOBAL ILLUMINATION ALGORITHM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LA</text:p>
          </table:table-cell>
          <table:table-cell office:value-type="float" office:value="2003">
            <text:p>2003</text:p>
          </table:table-cell>
          <table:table-cell office:value-type="string">
            <text:p>COMBINGING EDGES AND POINTS FOR INTERACTIVE HIGH-QUALITY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AN</text:p>
          </table:table-cell>
          <table:table-cell office:value-type="float" office:value="2010">
            <text:p>2010</text:p>
          </table:table-cell>
          <table:table-cell office:value-type="string">
            <text:p>A HIERARCHIAL VOLUMETRIC SHADOW ALGORITHM FOR SINGLE SCATTER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VOIL</text:p>
          </table:table-cell>
          <table:table-cell office:value-type="string">
            <text:p>2008/9</text:p>
          </table:table-cell>
          <table:table-cell office:value-type="string">
            <text:p>IMAGE-SPACE HORIZON-BASED AMBIENT OCCULUS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N-ARTZI</text:p>
          </table:table-cell>
          <table:table-cell office:value-type="float" office:value="2006">
            <text:p>2006</text:p>
          </table:table-cell>
          <table:table-cell office:value-type="string">
            <text:p>REAL-TIME BRDF EDITING IN COMPLEX LIGHTING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NNELL</text:p>
          </table:table-cell>
          <table:table-cell office:value-type="float" office:value="2005">
            <text:p>2005</text:p>
          </table:table-cell>
          <table:table-cell office:value-type="string">
            <text:p>DYNAMIC AMBIENT OCCULUSION AND INDIRECT LIGH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R</text:p>
          </table:table-cell>
          <table:table-cell office:value-type="float" office:value="2003">
            <text:p>2003</text:p>
          </table:table-cell>
          <table:table-cell office:value-type="string">
            <text:p>GPU ALGORITHMS FOR RADIOSITY AND SUBSURFACE SCATT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REZO</text:p>
          </table:table-cell>
          <table:table-cell office:value-type="float" office:value="2005">
            <text:p>2005</text:p>
          </table:table-cell>
          <table:table-cell office:value-type="string">
            <text:p>A SURVEY ON PARTICIPATING MEDIA RENDERING TECHNIQ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ANDRASEKAR</text:p>
          </table:table-cell>
          <table:table-cell office:value-type="float" office:value="1960">
            <text:p>1960</text:p>
          </table:table-cell>
          <table:table-cell office:value-type="string">
            <text:p>RADIATIVE TRANSF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SLACK</text:p>
          </table:table-cell>
          <table:table-cell office:value-type="float" office:value="2008">
            <text:p>2008</text:p>
          </table:table-cell>
          <table:table-cell office:value-type="string">
            <text:p>FAST, REALISTIC LIGHTING AND MATERIAL DESIGN USING NONLINEAR CUT APPROXIM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1997">
            <text:p>1997</text:p>
          </table:table-cell>
          <table:table-cell office:value-type="string">
            <text:p>CLUSTERING FOR GLOSSY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2003">
            <text:p>2003</text:p>
          </table:table-cell>
          <table:table-cell office:value-type="string">
            <text:p>RAY DIFFERENTIALS AND MULITRESOLUTION GEOMETRY CACHING FOR DISTRIBUTION RAY TRACING IN COMPLEX SCENES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CHRISTENSEN</text:p>
          </table:table-cell>
          <table:table-cell table:style-name="ce2" office:value-type="float" office:value="2008">
            <text:p>2008</text:p>
          </table:table-cell>
          <table:table-cell table:style-name="ce4" office:value-type="string">
            <text:p>POINT-BASED APPROXIMATE COLOR BLEEDING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ARBERG</text:p>
          </table:table-cell>
          <table:table-cell office:value-type="float" office:value="2005">
            <text:p>2005</text:p>
          </table:table-cell>
          <table:table-cell office:value-type="string">
            <text:p>WAVELET IMPORTANCE SAMPLING: EFFICIENTLY EVALUATING PRODUCTS OF COMPLEX FUNC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HEN </text:p>
          </table:table-cell>
          <table:table-cell office:value-type="float" office:value="1993">
            <text:p>1993</text:p>
          </table:table-cell>
          <table:table-cell office:value-type="string">
            <text:p>RADIOSITY AND REALISTIC IMAGE SYNTHESI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HEN-OR</text:p>
          </table:table-cell>
          <table:table-cell office:value-type="float" office:value="2003">
            <text:p>2003</text:p>
          </table:table-cell>
          <table:table-cell office:value-type="string">
            <text:p>A SURVEY OF VISIBILITY FOR WALKTHROUGH APPLIC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OW</text:p>
          </table:table-cell>
          <table:table-cell office:value-type="float" office:value="1977">
            <text:p>1977</text:p>
          </table:table-cell>
          <table:table-cell office:value-type="string">
            <text:p>SHADOW ALGORITHMS FOR COMPUTER GRAPHICS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CHSBACHER</text:p>
          </table:table-cell>
          <table:table-cell office:value-type="float" office:value="2005">
            <text:p>2005</text:p>
          </table:table-cell>
          <table:table-cell office:value-type="string">
            <text:p>REFLECTIVE SHADOW MAPS</text:p>
          </table:table-cell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DACHSBACHER</text:p>
          </table:table-cell>
          <table:table-cell table:style-name="ce3" office:value-type="float" office:value="2006">
            <text:p>2006</text:p>
          </table:table-cell>
          <table:table-cell table:style-name="ce5" office:value-type="string">
            <text:p>SPLATTING INDIRECT ILLUMINATION</text:p>
          </table:table-cell>
          <table:table-cell table:style-name="ce5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CHSBACHER</text:p>
          </table:table-cell>
          <table:table-cell office:value-type="float" office:value="2007">
            <text:p>2007</text:p>
          </table:table-cell>
          <table:table-cell office:value-type="string">
            <text:p>IMPLICIT VISIBILITY AND ANTIRADIANCE FOR INTERACTIVE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CHSBACHER</text:p>
          </table:table-cell>
          <table:table-cell office:value-type="float" office:value="2009">
            <text:p>2009</text:p>
          </table:table-cell>
          <table:table-cell office:value-type="string">
            <text:p>REAL-TIME GLOBAL ILLUMINATION FOR DYNAMIC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MMERTZ</text:p>
          </table:table-cell>
          <table:table-cell office:value-type="float" office:value="2010">
            <text:p>2010</text:p>
          </table:table-cell>
          <table:table-cell office:value-type="string">
            <text:p>PROGRESSIVE POINT-LIGHT-BASED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OVIC</text:p>
          </table:table-cell>
          <table:table-cell office:value-type="float" office:value="2010">
            <text:p>2010</text:p>
          </table:table-cell>
          <table:table-cell office:value-type="string">
            <text:p>COMBINING GLOBAL AND LOCAL LIGHTS FOR HIGH-RANK ILLUMINATION EFFEC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OVIC</text:p>
          </table:table-cell>
          <table:table-cell office:value-type="float" office:value="2010">
            <text:p>2010</text:p>
          </table:table-cell>
          <table:table-cell office:value-type="string">
            <text:p>COMBINING GLOBAL AND LOCAL VIRTUAL LIGHTS FOR DETAILED GLOSSY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BATTISTA</text:p>
          </table:table-cell>
          <table:table-cell office:value-type="float" office:value="2005">
            <text:p>2005</text:p>
          </table:table-cell>
          <table:table-cell office:value-type="string">
            <text:p>SELECTIVE COMPONENT BASED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NG</text:p>
          </table:table-cell>
          <table:table-cell office:value-type="float" office:value="2007">
            <text:p>2007</text:p>
          </table:table-cell>
          <table:table-cell office:value-type="string">
            <text:p>INTERACTIVE GLOBAL ILLUMINATION USING IMPLICIT VISIBLITY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DONG</text:p>
          </table:table-cell>
          <table:table-cell table:style-name="ce2" office:value-type="float" office:value="2009">
            <text:p>2009</text:p>
          </table:table-cell>
          <table:table-cell table:style-name="ce4" office:value-type="string">
            <text:p>REAL-TIME INDIRECT ILLUMINATION WITH CLUSTERED VISIBILITY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NNER</text:p>
          </table:table-cell>
          <table:table-cell office:value-type="float" office:value="2005">
            <text:p>2005</text:p>
          </table:table-cell>
          <table:table-cell office:value-type="string">
            <text:p>LIGHT DIFFUSION IN MULTI-LAYERED TRANSLUCENT MATERIAL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ETTAKIS</text:p>
          </table:table-cell>
          <table:table-cell office:value-type="float" office:value="2007">
            <text:p>2007</text:p>
          </table:table-cell>
          <table:table-cell office:value-type="string">
            <text:p>AN INTERACTIVE PERCEPTUAL RENDERING PIPELINE USING CONTRAST AND SPATIAL MASK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INEAS</text:p>
          </table:table-cell>
          <table:table-cell office:value-type="float" office:value="2006">
            <text:p>2006</text:p>
          </table:table-cell>
          <table:table-cell office:value-type="string">
            <text:p>SUBSPACE SAMPLING AND RELATIVE-ERROR MATRIX APPROXIMATION: COLUMN-ROW BASED METHOD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URAND</text:p>
          </table:table-cell>
          <table:table-cell office:value-type="float" office:value="2005">
            <text:p>2005</text:p>
          </table:table-cell>
          <table:table-cell office:value-type="string">
            <text:p>A FREQUENCY ANALYSIS OF LIGHT TRANSPORT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TRE</text:p>
          </table:table-cell>
          <table:table-cell office:value-type="float" office:value="2006">
            <text:p>2006</text:p>
          </table:table-cell>
          <table:table-cell office:value-type="string">
            <text:p>ADVANCED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ISEMANN</text:p>
          </table:table-cell>
          <table:table-cell office:value-type="float" office:value="2008">
            <text:p>2008</text:p>
          </table:table-cell>
          <table:table-cell office:value-type="string">
            <text:p>SINGLE-PASS GPU SOLID VOXELIZATION FOR REAL-TIME APPLIC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ELGARDT</text:p>
          </table:table-cell>
          <table:table-cell office:value-type="float" office:value="2010">
            <text:p>2010</text:p>
          </table:table-cell>
          <table:table-cell office:value-type="string">
            <text:p>EPIPOLAR SAMPLING FOR SHADOWS AND CREPUSCULAR RAYS IN PARTICIPATING MEDIA WITH SINGLE SCATT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NANDEZ</text:p>
          </table:table-cell>
          <table:table-cell office:value-type="float" office:value="2002">
            <text:p>2002</text:p>
          </table:table-cell>
          <table:table-cell office:value-type="string">
            <text:p>LOCAL ILLUMINATION ENVIRONMENTS FOR DIRECT LIGHTING ACCER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NANDO</text:p>
          </table:table-cell>
          <table:table-cell office:value-type="float" office:value="2005">
            <text:p>2005</text:p>
          </table:table-cell>
          <table:table-cell office:value-type="string">
            <text:p>PERCENTAGE-CLOSER SOFT SHADOW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RWERDA</text:p>
          </table:table-cell>
          <table:table-cell office:value-type="float" office:value="1997">
            <text:p>1997</text:p>
          </table:table-cell>
          <table:table-cell office:value-type="string">
            <text:p>A MODEL OF VISUAL MASKING FOR COMPUTER GRAPHIC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UTRON</text:p>
          </table:table-cell>
          <table:table-cell office:value-type="float" office:value="2005">
            <text:p>2005</text:p>
          </table:table-cell>
          <table:table-cell office:value-type="string">
            <text:p>RADIANCE CACHE SPLATTING: A GPU FIRENDLY GLOBAL ILLUMINATION ALGORITH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UTRON</text:p>
          </table:table-cell>
          <table:table-cell office:value-type="float" office:value="2006">
            <text:p>2006</text:p>
          </table:table-cell>
          <table:table-cell office:value-type="string">
            <text:p>TEMPORAL RADIANCE CACH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ORGIEV</text:p>
          </table:table-cell>
          <table:table-cell office:value-type="float" office:value="2012">
            <text:p>2012</text:p>
          </table:table-cell>
          <table:table-cell office:value-type="string">
            <text:p>IMPORTANCE CACHING FOR COMPLEX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RAL</text:p>
          </table:table-cell>
          <table:table-cell office:value-type="float" office:value="1984">
            <text:p>1984</text:p>
          </table:table-cell>
          <table:table-cell office:value-type="string">
            <text:p>MODELING THE INTERACTION OF LIGHT BETWEEN DIFFUSE SURFAC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REINOV</text:p>
          </table:table-cell>
          <table:table-cell office:value-type="float" office:value="1997">
            <text:p>1997</text:p>
          </table:table-cell>
          <table:table-cell office:value-type="string">
            <text:p>A THEORY OF PSEUDOSKELETON APPROXIM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EEN </text:p>
          </table:table-cell>
          <table:table-cell office:value-type="float" office:value="2007">
            <text:p>2007</text:p>
          </table:table-cell>
          <table:table-cell office:value-type="string">
            <text:p>EFFEICIENT REFLECTANCE AND VISIBILITY APPROXIMATIONS FOR ENVIRONMENT MAP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EENE</text:p>
          </table:table-cell>
          <table:table-cell office:value-type="float" office:value="1993">
            <text:p>1993</text:p>
          </table:table-cell>
          <table:table-cell table:style-name="ce6" office:value-type="string">
            <text:p>HIERARCHIAL Z-BUFFER VISIBIL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EGER</text:p>
          </table:table-cell>
          <table:table-cell office:value-type="float" office:value="1998">
            <text:p>1998</text:p>
          </table:table-cell>
          <table:table-cell office:value-type="string">
            <text:p>THE IRRADIANCE VOLUM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UN</text:p>
          </table:table-cell>
          <table:table-cell office:value-type="float" office:value="2010">
            <text:p>2010</text:p>
          </table:table-cell>
          <table:table-cell office:value-type="string">
            <text:p>DIRECT3D 11 INDIRECT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CHISUKA</text:p>
          </table:table-cell>
          <table:table-cell office:value-type="float" office:value="2008">
            <text:p>2008</text:p>
          </table:table-cell>
          <table:table-cell office:value-type="string">
            <text:p>MULTIDIMENSIONAL ADAPTIVE SAMPLING AND RECONSTRUCTION FOR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CHISUKA</text:p>
          </table:table-cell>
          <table:table-cell office:value-type="float" office:value="2008">
            <text:p>2008</text:p>
          </table:table-cell>
          <table:table-cell office:value-type="string">
            <text:p>PROGRESSIVE PHOTON MAP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CHISUKA</text:p>
          </table:table-cell>
          <table:table-cell office:value-type="float" office:value="2009">
            <text:p>2009</text:p>
          </table:table-cell>
          <table:table-cell office:value-type="string">
            <text:p>STOCHASTIC PROGRESSIVE PHOTON MAPP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RAHAN</text:p>
          </table:table-cell>
          <table:table-cell office:value-type="float" office:value="1991">
            <text:p>1991</text:p>
          </table:table-cell>
          <table:table-cell office:value-type="string">
            <text:p>A RAPID HIERARCHIAL RADIOSITY ALGORITH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RGREAVES</text:p>
          </table:table-cell>
          <table:table-cell office:value-type="float" office:value="2004">
            <text:p>2004</text:p>
          </table:table-cell>
          <table:table-cell office:value-type="string">
            <text:p>DEFERRED SHAD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SAN</text:p>
          </table:table-cell>
          <table:table-cell office:value-type="float" office:value="2006">
            <text:p>2006</text:p>
          </table:table-cell>
          <table:table-cell office:value-type="string">
            <text:p>DIRECT-TO-INDIRECT TRANSFER FOR CINEMATIC RELIGHTING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ASAN</text:p>
          </table:table-cell>
          <table:table-cell table:style-name="ce3" office:value-type="float" office:value="2007">
            <text:p>2007</text:p>
          </table:table-cell>
          <table:table-cell table:style-name="ce5" office:value-type="string">
            <text:p>MATRIX ROW-COLUMN SAMPLING FOR THE MANY-LIGHT PROBLEM</text:p>
          </table:table-cell>
          <table:table-cell table:style-name="ce5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SAN</text:p>
          </table:table-cell>
          <table:table-cell office:value-type="float" office:value="2008">
            <text:p>2008</text:p>
          </table:table-cell>
          <table:table-cell office:value-type="string">
            <text:p>TENSOR CLUSTERING FOR RENDERING MANY-LIGHT ANIMATION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SAN</text:p>
          </table:table-cell>
          <table:table-cell office:value-type="float" office:value="2009">
            <text:p>2009</text:p>
          </table:table-cell>
          <table:table-cell office:value-type="string">
            <text:p>VIRTUAL SPHERICAL LIGHTS FOR MANY-LIGHT RENDERING OF GLOSSY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VRAN</text:p>
          </table:table-cell>
          <table:table-cell office:value-type="float" office:value="2005">
            <text:p>2005</text:p>
          </table:table-cell>
          <table:table-cell office:value-type="string">
            <text:p>RAY MAPS FOR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RZOG</text:p>
          </table:table-cell>
          <table:table-cell office:value-type="float" office:value="2007">
            <text:p>2007</text:p>
          </table:table-cell>
          <table:table-cell office:value-type="string">
            <text:p>GLOBAL ILLUMINATION USING PHOTON RAY SPLAT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EDRICH</text:p>
          </table:table-cell>
          <table:table-cell office:value-type="float" office:value="2000">
            <text:p>2000</text:p>
          </table:table-cell>
          <table:table-cell office:value-type="string">
            <text:p>SOFT SHADOW MAPS FOR LINEAR LIGH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ANG</text:p>
          </table:table-cell>
          <table:table-cell office:value-type="float" office:value="2010">
            <text:p>2010</text:p>
          </table:table-cell>
          <table:table-cell office:value-type="string">
            <text:p>SPARSELY PRECOMPUTING THE LIGHT TRANSPORT MATRIX FOR REAL-TIME RENDER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WASAKI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OR DYNAMIC SCENES TAKING INTO ACCOUNT LIGHT INTERREFLE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ROSZ</text:p>
          </table:table-cell>
          <table:table-cell office:value-type="float" office:value="2008">
            <text:p>2008</text:p>
          </table:table-cell>
          <table:table-cell office:value-type="string">
            <text:p>THE BEAM RADIANCE ESTIMATE FOR VOLUMETRIC PHOTON MAP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ROSZ</text:p>
          </table:table-cell>
          <table:table-cell office:value-type="float" office:value="2011">
            <text:p>2011</text:p>
          </table:table-cell>
          <table:table-cell office:value-type="string">
            <text:p>A COMPREHENSIVE THEORY OF VOLUMETRIC RADIANCE ESTIMATION USING PHOTON POINTS AND BEAM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ROSZ</text:p>
          </table:table-cell>
          <table:table-cell office:value-type="float" office:value="2011">
            <text:p>2011</text:p>
          </table:table-cell>
          <table:table-cell office:value-type="string">
            <text:p>PROGRESSIVE PHOTON BEAM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1996">
            <text:p>1996</text:p>
          </table:table-cell>
          <table:table-cell office:value-type="string">
            <text:p>GLOBAL ILLUMINATION USING PHOTON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1998">
            <text:p>1998</text:p>
          </table:table-cell>
          <table:table-cell office:value-type="string">
            <text:p>EFFICIENT SIMULATION OF LIGHT TRANSPORT IN SCENES WITH PARTICIPATING MEDIA USING PHOTON MAP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NSEN</text:p>
          </table:table-cell>
          <table:table-cell office:value-type="float" office:value="2001">
            <text:p>2001</text:p>
          </table:table-cell>
          <table:table-cell office:value-type="string">
            <text:p>REALISTIC IMAGE SYNTHESIS USING PHOTON MAPP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2001">
            <text:p>2001</text:p>
          </table:table-cell>
          <table:table-cell office:value-type="string">
            <text:p>A PRACTICAL MODEL FOR SUBSURFACE LIGHT TRANSPORT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AJIYA</text:p>
          </table:table-cell>
          <table:table-cell office:value-type="float" office:value="1986">
            <text:p>1986</text:p>
          </table:table-cell>
          <table:table-cell office:value-type="string">
            <text:p>THE RENDERING EQUATION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ELLER</text:p>
          </table:table-cell>
          <table:table-cell office:value-type="float" office:value="1997">
            <text:p>1997</text:p>
          </table:table-cell>
          <table:table-cell office:value-type="string">
            <text:p>INSTANT RADIOS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</text:p>
          </table:table-cell>
          <table:table-cell office:value-type="float" office:value="2008">
            <text:p>2008</text:p>
          </table:table-cell>
          <table:table-cell office:value-type="string">
            <text:p>A GPU-BASED LIGHT HIERARCHY FOR REAL-TIME APPROXIMATE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AUS</text:p>
          </table:table-cell>
          <table:table-cell office:value-type="float" office:value="2011">
            <text:p>2011</text:p>
          </table:table-cell>
          <table:table-cell office:value-type="string">
            <text:p>PROGRESSIVE PHOTON MAPPING: A PROBABLISTIC APPROACH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LLIG</text:p>
          </table:table-cell>
          <table:table-cell office:value-type="float" office:value="2004">
            <text:p>2004</text:p>
          </table:table-cell>
          <table:table-cell office:value-type="string">
            <text:p>ILLUMINATION IN THE PRESENCE OF WEAK SINGULARITIES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KONTKANEN</text:p>
          </table:table-cell>
          <table:table-cell table:style-name="ce2" office:value-type="float" office:value="2006">
            <text:p>2006</text:p>
          </table:table-cell>
          <table:table-cell table:style-name="ce4" office:value-type="string">
            <text:p>WAVELET RADIANCE TRANSPORT FOR INTERATIVE INDIRECT LIGHTING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ZLOWSKI</text:p>
          </table:table-cell>
          <table:table-cell office:value-type="float" office:value="2007">
            <text:p>2007</text:p>
          </table:table-cell>
          <table:table-cell office:value-type="string">
            <text:p>IS ACCURATE OCCULUSION OF GLOSSY REFLECTIONS NECESSARY?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STENSEN</text:p>
          </table:table-cell>
          <table:table-cell office:value-type="float" office:value="2005">
            <text:p>2005</text:p>
          </table:table-cell>
          <table:table-cell office:value-type="string">
            <text:p>PRECOMPUTED LOCAL RADIANCE TRANSFER FOR REAL-TIME LIGHTING DESIG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IVANEK</text:p>
          </table:table-cell>
          <table:table-cell office:value-type="float" office:value="2006">
            <text:p>2006</text:p>
          </table:table-cell>
          <table:table-cell office:value-type="string">
            <text:p>MAKING RADIANCE AND IRRADIANCE CACHING PRACTICAL: ADAPTIVE CACHING AND NEIGHBOR CLAMPING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RIVANEK</text:p>
          </table:table-cell>
          <table:table-cell office:value-type="float" office:value="2010">
            <text:p>2010</text:p>
          </table:table-cell>
          <table:table-cell office:value-type="string">
            <text:p>EFFECTS OF GLOBAL ILLUMINATION APPROXIMATIONS ON MATERIAL APPEARANC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LLA</text:p>
          </table:table-cell>
          <table:table-cell office:value-type="float" office:value="2011">
            <text:p>2011</text:p>
          </table:table-cell>
          <table:table-cell office:value-type="string">
            <text:p>IMPORTANCE SAMPLING OF AREA LIGHTS IN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FORTUNE</text:p>
          </table:table-cell>
          <table:table-cell office:value-type="float" office:value="1993">
            <text:p>1993</text:p>
          </table:table-cell>
          <table:table-cell office:value-type="string">
            <text:p>BI-DIRECTIONAL PATH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FORTUNE</text:p>
          </table:table-cell>
          <table:table-cell office:value-type="float" office:value="1996">
            <text:p>1996</text:p>
          </table:table-cell>
          <table:table-cell office:value-type="string">
            <text:p>RENDERING PARTICIPATING MEDIA WITH BIDIRECTIONAL PATH TRACING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LAINE</text:p>
          </table:table-cell>
          <table:table-cell table:style-name="ce2" office:value-type="float" office:value="2007">
            <text:p>2007</text:p>
          </table:table-cell>
          <table:table-cell table:style-name="ce4" office:value-type="string">
            <text:p>INCREMENTAL INSTANT RADIOSITY FOR REAL-TIME INDIRECT ILLUMINATION</text:p>
          </table:table-cell>
          <table:table-cell table:style-name="ce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NDIS</text:p>
          </table:table-cell>
          <table:table-cell office:value-type="float" office:value="2002">
            <text:p>2002</text:p>
          </table:table-cell>
          <table:table-cell office:value-type="string">
            <text:p>PRODUCTION-READY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TRA</text:p>
          </table:table-cell>
          <table:table-cell office:value-type="float" office:value="2002">
            <text:p>2002</text:p>
          </table:table-cell>
          <table:table-cell office:value-type="string">
            <text:p>A PARTICLE-PATH BASED METHOD FOR MONTE CARLO DENSITY ESTIM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HTINEN</text:p>
          </table:table-cell>
          <table:table-cell office:value-type="float" office:value="2008">
            <text:p>2008</text:p>
          </table:table-cell>
          <table:table-cell office:value-type="string">
            <text:p>A MESHLESS HIERARCHIAL REPRESENTATION FOR LLIGHT TRANSPOR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HAJAN</text:p>
          </table:table-cell>
          <table:table-cell office:value-type="float" office:value="2007">
            <text:p>2007</text:p>
          </table:table-cell>
          <table:table-cell office:value-type="string">
            <text:p>A THEORY OF LOCALLY LOW DIMENSIONAL LIGHT TRANSPOR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ON</text:p>
          </table:table-cell>
          <table:table-cell office:value-type="float" office:value="2006">
            <text:p>2006</text:p>
          </table:table-cell>
          <table:table-cell office:value-type="string">
            <text:p>SIMULATING MULTIPLE SCATTERING IN HAIR USING A PHOTON MAPPING APPROAC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ZKOWSKI</text:p>
          </table:table-cell>
          <table:table-cell office:value-type="float" office:value="2001">
            <text:p>2001</text:p>
          </table:table-cell>
          <table:table-cell office:value-type="string">
            <text:p>PERCEPTION-GUIDED GLOBAL ILLUMINATION SOLUTION FOR ANIMATION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float" office:value="2003">
            <text:p>2003</text:p>
          </table:table-cell>
          <table:table-cell office:value-type="string">
            <text:p>ALL-FREQUENCY SHADOWS USING NON-LINEAR WAVELET LIGHT APPROXIM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float" office:value="2004">
            <text:p>2004</text:p>
          </table:table-cell>
          <table:table-cell office:value-type="string">
            <text:p>TRIPLE-PRODUCT WAVELET INTEGRALS FOR ALL-FREQUENCY RELIGHT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CHOLS</text:p>
          </table:table-cell>
          <table:table-cell office:value-type="float" office:value="2009">
            <text:p>2009</text:p>
          </table:table-cell>
          <table:table-cell office:value-type="string">
            <text:p>MULTIRESOLUTION SPLATTING FOR INDIRECT ILLUMINATION</text:p>
          </table:table-cell>
          <table:table-cell table:number-columns-repeated="102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NICHOLS</text:p>
          </table:table-cell>
          <table:table-cell table:style-name="ce3" office:value-type="float" office:value="2009">
            <text:p>2009</text:p>
          </table:table-cell>
          <table:table-cell table:style-name="ce5" office:value-type="string">
            <text:p>HIERARCHIAL IMAGE-SPACE RADIOSITY FOR INTERACTIVE GLOBAL ILLUMINATION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string">
            <text:p>NICHOLS</text:p>
          </table:table-cell>
          <table:table-cell table:style-name="ce3" office:value-type="float" office:value="2010">
            <text:p>2010</text:p>
          </table:table-cell>
          <table:table-cell table:style-name="ce5" office:value-type="string">
            <text:p>DIRECT ILLUMINATION FROM DYNAMIC AREA LIGHTS WITH VISIBILITY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NOVAK</text:p>
          </table:table-cell>
          <table:table-cell table:style-name="ce3" office:value-type="float" office:value="2011">
            <text:p>2011</text:p>
          </table:table-cell>
          <table:table-cell table:style-name="ce5" office:value-type="string">
            <text:p>SCREEN-SPACE BIAS COMPENSATION FOR INTERACTIVE HIGH-QUALITY GLOBAL ILLUMINATION WITH VIRTUAL POINT LIGHTS</text:p>
          </table:table-cell>
          <table:table-cell table:style-name="ce5" table:number-columns-repeated="102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string">
            <text:p>NOVAK</text:p>
          </table:table-cell>
          <table:table-cell table:style-name="ce3" office:value-type="float" office:value="2012">
            <text:p>2012</text:p>
          </table:table-cell>
          <table:table-cell table:style-name="ce5" office:value-type="string">
            <text:p>VIRTUAL RAY LIGHTS FOR RENDERING SCENES WITH PARTICIPATING MEDIA</text:p>
          </table:table-cell>
          <table:table-cell table:style-name="ce5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TROMOUKHOV</text:p>
          </table:table-cell>
          <table:table-cell office:value-type="float" office:value="2004">
            <text:p>2004</text:p>
          </table:table-cell>
          <table:table-cell office:value-type="string">
            <text:p>FAST HIERARCHIAL IMPORTANCE SAMPLING WITH BLUE NOISE PROPERTIES</text:p>
          </table:table-cell>
          <table:table-cell table:number-columns-repeated="102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OU</text:p>
          </table:table-cell>
          <table:table-cell table:style-name="ce3" office:value-type="float" office:value="2011">
            <text:p>2011</text:p>
          </table:table-cell>
          <table:table-cell table:style-name="ce5" office:value-type="string">
            <text:p>LIGHTSLICE: MATRIX SAMPLING FOR THE MANY-LIGHTS PROBLEM</text:p>
          </table:table-cell>
          <table:table-cell table:style-name="ce5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IELD FOR RENDERING INTERREFLECTIONS IN DYNAMIC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QUETTE</text:p>
          </table:table-cell>
          <table:table-cell office:value-type="float" office:value="1998">
            <text:p>1998</text:p>
          </table:table-cell>
          <table:table-cell office:value-type="string">
            <text:p>A LIGHT HIERARCHY FOR FAST RENDERING OF SCENES WITH MANY LIGH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09">
            <text:p>2009</text:p>
          </table:table-cell>
          <table:table-cell office:value-type="string">
            <text:p>AN ANALYTICAL SOLUTION TO SINGLE SCATTERING IN HOMOGENEOUS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09">
            <text:p>2009</text:p>
          </table:table-cell>
          <table:table-cell office:value-type="string">
            <text:p>AN ANALYTICAL APPROACH TO SINGLE SCATTERING FOR ANISOTROPIC MEDIA AND LIGHT DISTRIBU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10">
            <text:p>2010</text:p>
          </table:table-cell>
          <table:table-cell office:value-type="string">
            <text:p>A CLOSED-FORM SOLUTION TO SINGLE SCATTERING FOR GENERAL PHASE FUNCTIONS AND LIGHT DISTRIBUTION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ARR</text:p>
          </table:table-cell>
          <table:table-cell office:value-type="float" office:value="2010">
            <text:p>2010</text:p>
          </table:table-cell>
          <table:table-cell office:value-type="string">
            <text:p>PHYSICALLY BASED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RCELL</text:p>
          </table:table-cell>
          <table:table-cell office:value-type="float" office:value="2003">
            <text:p>2003</text:p>
          </table:table-cell>
          <table:table-cell office:value-type="string">
            <text:p>PHOTON MAPPING ON PROGRAMMABLE GRAPHICS HARDWAR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AB</text:p>
          </table:table-cell>
          <table:table-cell office:value-type="float" office:value="2008">
            <text:p>2008</text:p>
          </table:table-cell>
          <table:table-cell office:value-type="string">
            <text:p>UNBIASED GLOBAL ILLUMINATION WITH PARTICIPATING MEDI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EVES</text:p>
          </table:table-cell>
          <table:table-cell office:value-type="float" office:value="1987">
            <text:p>1987</text:p>
          </table:table-cell>
          <table:table-cell office:value-type="string">
            <text:p>RENDERING ANTI-ALIASED SHADOWS WITH DEPTH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ICHERT</text:p>
          </table:table-cell>
          <table:table-cell office:value-type="float" office:value="1992">
            <text:p>1992</text:p>
          </table:table-cell>
          <table:table-cell office:value-type="string">
            <text:p>A TWO-PASS RADIOSITY METHOD DRIVEN BY LIGHTS AND VIEWER POSITION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ITSCHEL</text:p>
          </table:table-cell>
          <table:table-cell office:value-type="float" office:value="2008">
            <text:p>2008</text:p>
          </table:table-cell>
          <table:table-cell office:value-type="string">
            <text:p>IMPERFECT SHADOW MAPS FOR EFFICIENT COMPUTATION OF INDIRECT LIGHT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ITSCHEL</text:p>
          </table:table-cell>
          <table:table-cell office:value-type="float" office:value="2008">
            <text:p>2008</text:p>
          </table:table-cell>
          <table:table-cell office:value-type="string">
            <text:p>INTERACTIVE GLOBAL ILLUMINATION BASED ON COHERENT SURFANCE SHADOW MAP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TSCHEL</text:p>
          </table:table-cell>
          <table:table-cell office:value-type="float" office:value="2009">
            <text:p>2009</text:p>
          </table:table-cell>
          <table:table-cell office:value-type="string">
            <text:p>MICRO-RENDERING FOR SCALABLE PARALLEL FINAL GATHERING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TSCHEL</text:p>
          </table:table-cell>
          <table:table-cell office:value-type="float" office:value="2009">
            <text:p>2009</text:p>
          </table:table-cell>
          <table:table-cell office:value-type="string">
            <text:p>APPROXIMATING DYNAMIC GLOBAL ILLUMINATION IN IMAGE SPAC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SHMEIER</text:p>
          </table:table-cell>
          <table:table-cell office:value-type="float" office:value="1993">
            <text:p>1993</text:p>
          </table:table-cell>
          <table:table-cell office:value-type="string">
            <text:p>GEOMETRIC SIMPLIFICATION FOR INDIRECT ILLUMINATION CALCUL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EEL</text:p>
          </table:table-cell>
          <table:table-cell office:value-type="float" office:value="2001">
            <text:p>2001</text:p>
          </table:table-cell>
          <table:table-cell office:value-type="string">
            <text:p>THRIFTY FINAL GATHER RADIOS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EEL</text:p>
          </table:table-cell>
          <table:table-cell office:value-type="float" office:value="2002">
            <text:p>2002</text:p>
          </table:table-cell>
          <table:table-cell office:value-type="string">
            <text:p>GRID BASED FINAL GATHER FOR RADIOSITY ON COMPLEX CLUSTERED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MITZ</text:p>
          </table:table-cell>
          <table:table-cell office:value-type="float" office:value="2008">
            <text:p>2008</text:p>
          </table:table-cell>
          <table:table-cell office:value-type="string">
            <text:p>INTERACTIVE GLOBAL ILLUMINATION FOR DEFORMABLE GEOMETRY IN CUDA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HULMAN</text:p>
          </table:table-cell>
          <table:table-cell office:value-type="float" office:value="1999">
            <text:p>1999</text:p>
          </table:table-cell>
          <table:table-cell office:value-type="string">
            <text:p>CLUSTERING FOR EDGE-COST MINIMIZ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GOVIA</text:p>
          </table:table-cell>
          <table:table-cell office:value-type="float" office:value="2006">
            <text:p>2006</text:p>
          </table:table-cell>
          <table:table-cell office:value-type="string">
            <text:p>NON-INTERLEAVED DEFERRED SHADING OF INTERLEAVED SAMPLE PATTER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H</text:p>
          </table:table-cell>
          <table:table-cell office:value-type="float" office:value="2005">
            <text:p>2005</text:p>
          </table:table-cell>
          <table:table-cell office:value-type="string">
            <text:p>CAUSTICS MAPPING: AN IMAGE-SPACE TECHNIQUE FOR REAL-TIME CAUST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IRLEY</text:p>
          </table:table-cell>
          <table:table-cell office:value-type="float" office:value="1996">
            <text:p>1996</text:p>
          </table:table-cell>
          <table:table-cell office:value-type="string">
            <text:p>MONTE CARLO TECHNIQUES FOR DIRECT LIGHTING CALCULATION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LLION</text:p>
          </table:table-cell>
          <table:table-cell office:value-type="float" office:value="1995">
            <text:p>1995</text:p>
          </table:table-cell>
          <table:table-cell office:value-type="string">
            <text:p>A UNIFIED HIERARCHICAL ALGORITHM FOR GLOBAL ILLUMINATION WITH SCATTERING VOLUMES AND OBJECT CLUSTER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LLION</text:p>
          </table:table-cell>
          <table:table-cell office:value-type="float" office:value="1995">
            <text:p>1995</text:p>
          </table:table-cell>
          <table:table-cell office:value-type="string">
            <text:p>FEATURE-BASED CONTROL OF VISIBILITY ERROR: A MULTI-RESOLUTION CLUSTERING ALGORITHM FOR GLOBAL ILLUMINATION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LOAN</text:p>
          </table:table-cell>
          <table:table-cell office:value-type="float" office:value="2002">
            <text:p>2002</text:p>
          </table:table-cell>
          <table:table-cell office:value-type="string">
            <text:p>PRECOMPUTED RADIANCE TRANSFER FOR REAL-TIME RENDERING IN DYNAMIC, LOW FREQUENCY LIGHTING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OAN</text:p>
          </table:table-cell>
          <table:table-cell office:value-type="float" office:value="2003">
            <text:p>2003</text:p>
          </table:table-cell>
          <table:table-cell office:value-type="string">
            <text:p>CLUSTERED PRINCIPAL COMPONENTS FOR PRECOMPUTED RADIANCE TRANSFER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OAN</text:p>
          </table:table-cell>
          <table:table-cell office:value-type="float" office:value="2007">
            <text:p>2007</text:p>
          </table:table-cell>
          <table:table-cell office:value-type="string">
            <text:p>IMAGE-BASED PROXY ACCUMULATION FOR REAL-TIME SOFT GLOBAL ILLUMIN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TS</text:p>
          </table:table-cell>
          <table:table-cell office:value-type="float" office:value="1992">
            <text:p>1992</text:p>
          </table:table-cell>
          <table:table-cell office:value-type="string">
            <text:p>AN IMPORTANCE-DRIVEN RADIOSITY ALGORITH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ITS</text:p>
          </table:table-cell>
          <table:table-cell office:value-type="float" office:value="1994">
            <text:p>1994</text:p>
          </table:table-cell>
          <table:table-cell office:value-type="string">
            <text:p>A CLUSTERING ALGORITHM FOR RADIOSITY IN COMPLEX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KES</text:p>
          </table:table-cell>
          <table:table-cell office:value-type="float" office:value="2004">
            <text:p>2004</text:p>
          </table:table-cell>
          <table:table-cell office:value-type="string">
            <text:p>PERCEPTUAL ILLUMINATION COMPONENTS: A NEW APPROACH TO EFFICIENT, HIGH QUALITY GLOBAL ILLUMINATION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 </text:p>
          </table:table-cell>
          <table:table-cell office:value-type="float" office:value="2005">
            <text:p>2005</text:p>
          </table:table-cell>
          <table:table-cell office:value-type="string">
            <text:p>A PRACTICAL ANALYTICAL SINGLE SCATTERING MODEL FOR REAL TIME RENDER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 </text:p>
          </table:table-cell>
          <table:table-cell office:value-type="float" office:value="2010">
            <text:p>2010</text:p>
          </table:table-cell>
          <table:table-cell office:value-type="string">
            <text:p>LINE SPACE GATHERING FOR SINGLE SCATTERING IN LARGE SCENES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BELLION</text:p>
          </table:table-cell>
          <table:table-cell office:value-type="float" office:value="2004">
            <text:p>2004</text:p>
          </table:table-cell>
          <table:table-cell office:value-type="string">
            <text:p>AN APPROXIMATE GLOBAL ILLUMINATION SYSTEM FOR COMPUTER GENERATED FILM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LE</text:p>
          </table:table-cell>
          <table:table-cell office:value-type="float" office:value="2002">
            <text:p>2002</text:p>
          </table:table-cell>
          <table:table-cell office:value-type="string">
            <text:p>INTERACTIVE GLOBAL ILLUMINATION IN DYNAMIC SCEN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NGORP</text:p>
          </table:table-cell>
          <table:table-cell office:value-type="float" office:value="2007">
            <text:p>2007</text:p>
          </table:table-cell>
          <table:table-cell office:value-type="string">
            <text:p>THE INFLUENCE OF SHAPE ON THE PERCEPTION OF MATERIAL REFLECTANC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ACH</text:p>
          </table:table-cell>
          <table:table-cell office:value-type="float" office:value="1994">
            <text:p>1994</text:p>
          </table:table-cell>
          <table:table-cell office:value-type="string">
            <text:p>BIDIRECTIONAL ESTIMATORS FOR LIGHT TRANSPORT 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ACH</text:p>
          </table:table-cell>
          <table:table-cell office:value-type="float" office:value="1997">
            <text:p>1997</text:p>
          </table:table-cell>
          <table:table-cell office:value-type="string">
            <text:p>ROBUST MONTE CARLO METHODS FOR LIGHT TRANSPORT SIMULA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MPALA</text:p>
          </table:table-cell>
          <table:table-cell office:value-type="float" office:value="2004">
            <text:p>2004</text:p>
          </table:table-cell>
          <table:table-cell office:value-type="string">
            <text:p>THE RANDOM PROJECTION METHOD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LEVICH</text:p>
          </table:table-cell>
          <table:table-cell office:value-type="float" office:value="2000">
            <text:p>2000</text:p>
          </table:table-cell>
          <table:table-cell office:value-type="string">
            <text:p>USING THE VISUAL DIFFERENCES PREDICTOR TO IMPROVE PERFORMANCE OF PROGRESSIVE GLOBAL ILLUMINATION COMPUT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LD</text:p>
          </table:table-cell>
          <table:table-cell office:value-type="float" office:value="2002">
            <text:p>2002</text:p>
          </table:table-cell>
          <table:table-cell office:value-type="string">
            <text:p>INTERACTIVE GLOBAL ILLUMINATION USING FAST RAY TRACING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LD</text:p>
          </table:table-cell>
          <table:table-cell office:value-type="float" office:value="2003">
            <text:p>2003</text:p>
          </table:table-cell>
          <table:table-cell office:value-type="string">
            <text:p>INTERACTIVE GLOBAL ILLUMINATION IN COMPLEX AND HIGHLY OCCUDED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LACE</text:p>
          </table:table-cell>
          <table:table-cell office:value-type="float" office:value="1989">
            <text:p>1989</text:p>
          </table:table-cell>
          <table:table-cell office:value-type="string">
            <text:p>A RAY TRACING ALGORITHM FOR PROGRESSIVE RADIOSIT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LTER</text:p>
          </table:table-cell>
          <table:table-cell office:value-type="float" office:value="1999">
            <text:p>1999</text:p>
          </table:table-cell>
          <table:table-cell office:value-type="string">
            <text:p>INTERACTIVE RENDERING USING THE RENDER CACHE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ALTER</text:p>
          </table:table-cell>
          <table:table-cell office:value-type="float" office:value="2005">
            <text:p>2005</text:p>
          </table:table-cell>
          <table:table-cell office:value-type="string">
            <text:p>LIGHTCUTS: A SCALABLE APPROACH TO ILLUMINATION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LTER</text:p>
          </table:table-cell>
          <table:table-cell office:value-type="float" office:value="2006">
            <text:p>2006</text:p>
          </table:table-cell>
          <table:table-cell office:value-type="string">
            <text:p>MULTIDIMENSIONAL LIGHTCU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88">
            <text:p>1988</text:p>
          </table:table-cell>
          <table:table-cell office:value-type="string">
            <text:p>A RAY TRACING SOLUTION FOR DIFFUSE INTERREFLE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4">
            <text:p>1994</text:p>
          </table:table-cell>
          <table:table-cell office:value-type="string">
            <text:p>ADAPTIVE SHADOW TESTING FOR RAY TRACING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9">
            <text:p>1999</text:p>
          </table:table-cell>
          <table:table-cell office:value-type="string">
            <text:p>THE HOLODECK RAY CACHE: AN INTERACTIVE SYSTEM FOR GLOBAL ILLUMINATION IN NON-DIFFUSE ENVIRONMENT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LLIAMS</text:p>
          </table:table-cell>
          <table:table-cell office:value-type="float" office:value="1978">
            <text:p>1978</text:p>
          </table:table-cell>
          <table:table-cell office:value-type="string">
            <text:p>CASTING CURVED SHADOWS ON CURVED SURFAC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5">
            <text:p>2005</text:p>
          </table:table-cell>
          <table:table-cell office:value-type="string">
            <text:p>AN APPROXIMATE IMAGE-SPACE APPROACH FOR INTERACTIVE REFRACTIO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5">
            <text:p>2005</text:p>
          </table:table-cell>
          <table:table-cell office:value-type="string">
            <text:p>INTERACTIVE IMAGE-SPACE REFRACTION OF NEARBY GEOMETR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8">
            <text:p>2008</text:p>
          </table:table-cell>
          <table:table-cell office:value-type="string">
            <text:p>HIERARCHIAL CAUSTIC MAP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NG</text:p>
          </table:table-cell>
          <table:table-cell office:value-type="float" office:value="2008">
            <text:p>2008</text:p>
          </table:table-cell>
          <table:table-cell office:value-type="string">
            <text:p>GEOMETRY-AWARE FRAMEBUFFER LEVEL OF DETAIL</text:p>
          </table:table-cell>
          <table:table-cell table:number-columns-repeated="102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5" office:value-type="string">
            <text:p>YU</text:p>
          </table:table-cell>
          <table:table-cell table:style-name="ce3" office:value-type="float" office:value="2009">
            <text:p>2009</text:p>
          </table:table-cell>
          <table:table-cell table:style-name="ce5" office:value-type="string">
            <text:p>PERCEPTUAL INFLUENCE OF APPROXIMATE VISIBILITY IN INDIRECT ILLUMINATION</text:p>
          </table:table-cell>
          <table:table-cell table:style-name="ce5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HOU</text:p>
          </table:table-cell>
          <table:table-cell office:value-type="float" office:value="2008">
            <text:p>2008</text:p>
          </table:table-cell>
          <table:table-cell office:value-type="string">
            <text:p>REAL-TIME KD-TREE CONSTRUCTION IN GRAPHICS HARDWARE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HUKOV</text:p>
          </table:table-cell>
          <table:table-cell office:value-type="float" office:value="1998">
            <text:p>1998</text:p>
          </table:table-cell>
          <table:table-cell office:value-type="string">
            <text:p>AN AMBIENT LIGHT ILLUMINATION MODEL</text:p>
          </table:table-cell>
          <table:table-cell table:number-columns-repeated="1020"/>
        </table:table-row>
        <table:table-row table:style-name="ro1" table:number-rows-repeated="65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AMJ655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01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ike </meta:initial-creator>
    <meta:creation-date>2012-08-23T18:00:10</meta:creation-date>
    <dc:date>2012-08-24T01:21:45.83</dc:date>
    <dc:creator>Michael Robertson</dc:creator>
    <meta:editing-duration>PT02H14M39S</meta:editing-duration>
    <meta:editing-cycles>20</meta:editing-cycles>
    <meta:generator>OpenOffice.org/3.1$Win32 OpenOffice.org_project/310m11$Build-9399</meta:generator>
    <meta:document-statistic meta:table-count="3" meta:cell-count="632" meta:object-count="0"/>
  </office:meta>
</office:document-meta>
</file>